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7ed9" officeooo:paragraph-rsid="000b7ed9" style:text-overline-style="none" style:text-overline-color="font-color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officeooo:rsid="000c5528"/>
    </style:style>
    <style:style style:name="T3" style:family="text">
      <style:text-properties officeooo:rsid="000dfe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_ri = t1</text:p>
      <text:p text:style-name="P1">inc_pc = t0 + t3(lda + add + or + and) + t2(jn.<text:span text:style-name="T1">n</text:span> + jz.<text:span text:style-name="T1">z</text:span>)</text:p>
      <text:p text:style-name="P1">e_rem = t7 + (t2 + t4)(lda + add + or + and) + t2(jmp <text:span text:style-name="T2">+</text:span> jn.n + jz.z)</text:p>
      <text:p text:style-name="P1">e_rdm = t0 + t3<text:span text:style-name="T2">(</text:span>(jmp + jn.n + jz.z) <text:span text:style-name="T2">+ </text:span>(lda + add + or + and)<text:span text:style-name="T2">)</text:span> + t5(lda + add + or + and)</text:p>
      <text:p text:style-name="P1">e_ac = t6(lda + add + or + and) <text:span text:style-name="T2">+ t2(not)</text:span></text:p>
      <text:p text:style-name="P1">mux_r<text:span text:style-name="T2">e</text:span>m = t4(lda + add + or + and)</text:p>
      <text:p text:style-name="P1">e_pc = t<text:span text:style-name="T2">4</text:span>(jmp + jn.n + jz.z)<text:tab/></text:p>
      <text:p text:style-name="P1">goto_t0 = t2.nop + t3.not + t5(jmp + jn.n + jz.z) + t3(jn.<text:span text:style-name="T1">n</text:span> + jz.<text:span text:style-name="T1">z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2T17:49:32.065000000</meta:creation-date>
    <dc:date>2023-08-02T18:55:33.942000000</dc:date>
    <meta:editing-duration>PT52M48S</meta:editing-duration>
    <meta:editing-cycles>4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8" meta:word-count="104" meta:character-count="392" meta:non-whitespace-character-count="295"/>
  </office:meta>
</office:document-meta>
</file>